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71136"/>
    </style:style>
    <style:style style:name="ce4" style:family="table-cell" style:parent-style-name="Default">
      <style:table-cell-properties fo:background-color="#dfcce4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e5ca" fo:border="0.06pt solid #000000"/>
    </style:style>
    <style:style style:name="ce7" style:family="table-cell" style:parent-style-name="Default">
      <style:table-cell-properties fo:background-color="#fcd3c1" fo:border="0.06pt solid #000000"/>
    </style:style>
    <style:style style:name="ce8" style:family="table-cell" style:parent-style-name="Default" style:data-style-name="N50">
      <style:table-cell-properties fo:background-color="#dfcce4" fo:border="0.06pt solid #000000"/>
    </style:style>
    <style:style style:name="ce9" style:family="table-cell" style:parent-style-name="Default" style:data-style-name="N50">
      <style:table-cell-properties fo:background-color="#fffbcc" fo:border="0.06pt solid #000000"/>
    </style:style>
    <style:style style:name="ce10" style:family="table-cell" style:parent-style-name="Default" style:data-style-name="N50">
      <style:table-cell-properties fo:background-color="#ffe5ca" fo:border="0.06pt solid #000000"/>
    </style:style>
    <style:style style:name="ce11" style:family="table-cell" style:parent-style-name="Default" style:data-style-name="N50">
      <style:table-cell-properties fo:background-color="#fcd3c1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.42mm" svg:y="191.72mm">
            <draw:object draw:notify-on-update-of-ranges="Sheet1.F23:Sheet1.F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 office:value-type="float" office:value="0.955" calcext:value-type="float">
            <text:p>0.955</text:p>
          </table:table-cell>
          <table:table-cell office:value-type="float" office:value="0.943778" calcext:value-type="float">
            <text:p>0.943778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1988" calcext:value-type="float">
            <text:p>0.91988</text:p>
          </table:table-cell>
          <table:table-cell office:value-type="float" office:value="0.5645" calcext:value-type="float">
            <text:p>0.5645</text:p>
          </table:table-cell>
          <table:table-cell office:value-type="float" office:value="0.5653" calcext:value-type="float">
            <text:p>0.5653</text:p>
          </table:table-cell>
        </table:table-row>
        <table:table-row table:style-name="ro1">
          <table:table-cell/>
          <table:table-cell table:style-name="Default" office:value-type="float" office:value="0.949" calcext:value-type="float">
            <text:p>0.94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/>
          <table:table-cell table:style-name="Default" office:value-type="float" office:value="0.9599" calcext:value-type="float">
            <text:p>0.9599</text:p>
          </table:table-cell>
          <table:table-cell office:value-type="float" office:value="0.95387" calcext:value-type="float">
            <text:p>0.95387</text:p>
          </table:table-cell>
          <table:table-cell office:value-type="float" office:value="0.929" calcext:value-type="float">
            <text:p>0.929</text:p>
          </table:table-cell>
          <table:table-cell office:value-type="float" office:value="0.906424" calcext:value-type="float">
            <text:p>0.906424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832" calcext:value-type="float">
            <text:p>0.5832</text:p>
          </table:table-cell>
        </table:table-row>
        <table:table-row table:style-name="ro1">
          <table:table-cell/>
          <table:table-cell table:style-name="Default" office:value-type="float" office:value="0.937" calcext:value-type="float">
            <text:p>0.937</text:p>
          </table:table-cell>
          <table:table-cell office:value-type="float" office:value="0.947" calcext:value-type="float">
            <text:p>0.947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/>
          <table:table-cell table:style-name="Default" office:value-type="float" office:value="0.94519" calcext:value-type="float">
            <text:p>0.94519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36" calcext:value-type="float">
            <text:p>0.936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0.8872" calcext:value-type="float">
            <text:p>0.8872</text:p>
          </table:table-cell>
          <table:table-cell office:value-type="float" office:value="0.58167" calcext:value-type="float">
            <text:p>0.58167</text:p>
          </table:table-cell>
          <table:table-cell office:value-type="float" office:value="0.5711" calcext:value-type="float">
            <text:p>0.5711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0.5661" calcext:value-type="float">
            <text:p>0.566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office:value-type="float" office:value="0.5597" calcext:value-type="float">
            <text:p>0.5597</text:p>
          </table:table-cell>
          <table:table-cell/>
        </table:table-row>
        <table:table-row table:style-name="ro1" table:number-rows-repeated="6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table:number-columns-repeated="5"/>
          <table:table-cell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832" calcext:value-type="float">
            <text:p>0.58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69" calcext:value-type="float">
            <text:p>0.5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396" calcext:value-type="float">
            <text:p>0.53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5711" calcext:value-type="float">
            <text:p>0.5711</text:p>
          </table:table-cell>
          <table:table-cell table:formula="of:=AVERAGE([.E18:.E23])" office:value-type="float" office:value="0.565725" calcext:value-type="float">
            <text:p>0.5657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8167" calcext:value-type="float">
            <text:p>0.581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661" calcext:value-type="float">
            <text:p>0.56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5597" calcext:value-type="float">
            <text:p>0.5597</text:p>
          </table:table-cell>
          <table:table-cell table:formula="of:=AVERAGE([.E24:.E27])" office:value-type="float" office:value="0.5674925" calcext:value-type="float">
            <text:p>0.56749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4" office:value-type="float" office:value="5" calcext:value-type="float">
            <text:p>5</text:p>
          </table:table-cell>
          <table:table-cell table:style-name="ce8"/>
          <table:table-cell office:value-type="float" office:value="0.91988" calcext:value-type="float">
            <text:p>0.919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4" office:value-type="float" office:value="5" calcext:value-type="float">
            <text:p>5</text:p>
          </table:table-cell>
          <table:table-cell table:style-name="ce8"/>
          <table:table-cell office:value-type="float" office:value="0.9094" calcext:value-type="float">
            <text:p>0.90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4" office:value-type="float" office:value="5" calcext:value-type="float">
            <text:p>5</text:p>
          </table:table-cell>
          <table:table-cell table:style-name="ce8"/>
          <table:table-cell office:value-type="float" office:value="0.906424" calcext:value-type="float">
            <text:p>0.9064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4" office:value-type="float" office:value="5" calcext:value-type="float">
            <text:p>5</text:p>
          </table:table-cell>
          <table:table-cell table:style-name="ce8"/>
          <table:table-cell office:value-type="float" office:value="0.8964" calcext:value-type="float">
            <text:p>0.8964</text:p>
          </table:table-cell>
          <table:table-cell table:formula="of:=AVERAGE([.E28:.E31])" office:value-type="float" office:value="0.908026" calcext:value-type="float">
            <text:p>0.9080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office:value-type="float" office:value="0.929" calcext:value-type="float">
            <text:p>0.9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office:value-type="float" office:value="0.9123" calcext:value-type="float">
            <text:p>0.91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office:value-type="float" office:value="0.936" calcext:value-type="float">
            <text:p>0.936</text:p>
          </table:table-cell>
          <table:table-cell table:formula="of:=AVERAGE([.E32:.E34])" office:value-type="float" office:value="0.925766666666667" calcext:value-type="float">
            <text:p>0.925766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office:value-type="float" office:value="0.95387" calcext:value-type="float">
            <text:p>0.953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office:value-type="float" office:value="0.947" calcext:value-type="float">
            <text:p>0.9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6" office:value-type="float" office:value="3" calcext:value-type="float">
            <text:p>3</text:p>
          </table:table-cell>
          <table:table-cell table:style-name="ce10"/>
          <table:table-cell office:value-type="float" office:value="0.9528" calcext:value-type="float">
            <text:p>0.9528</text:p>
          </table:table-cell>
          <table:table-cell table:formula="of:=AVERAGE([.E35:.E37])" office:value-type="float" office:value="0.951223333333333" calcext:value-type="float">
            <text:p>0.95122333333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office:value-type="float" office:value="0.955" calcext:value-type="float">
            <text:p>0.9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office:value-type="float" office:value="0.949" calcext:value-type="float">
            <text:p>0.9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pen1</text:p>
          </table:table-cell>
          <table:table-cell table:style-name="ce7" office:value-type="float" office:value="2" calcext:value-type="float">
            <text:p>2</text:p>
          </table:table-cell>
          <table:table-cell table:style-name="ce11"/>
          <table:table-cell office:value-type="float" office:value="0.9599" calcext:value-type="float">
            <text:p>0.9599</text:p>
          </table:table-cell>
          <table:table-cell table:formula="of:=AVERAGE([.E38:.E40])" office:value-type="float" office:value="0.954633333333333" calcext:value-type="float">
            <text:p>0.95463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4:39:27.383646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47:14.984621309</meta:creation-date>
    <meta:generator>LibreOffice/6.0.7.3$Linux_X86_64 LibreOffice_project/00m0$Build-3</meta:generator>
    <dc:date>2019-05-31T14:48:38.183670717</dc:date>
    <meta:editing-duration>PT8M54S</meta:editing-duration>
    <meta:editing-cycles>6</meta:editing-cycles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63cm" svg:y="4.201cm" style:legend-expansion="high" chart:style-name="ch2"/>
        <chart:plot-area chart:style-name="ch3" table:cell-range-address="Sheet1.F23:Sheet1.F40" svg:x="0.32cm" svg:y="0.18cm" svg:width="13.123cm" svg:height="8.64cm">
          <chartooo:coordinate-region svg:x="1.047cm" svg:y="0.38cm" svg:width="12.2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3:Sheet1.F40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5725">
                <text:p>0.565725</text:p>
                <draw:g>
                  <svg:desc>Sheet1.F23:Sheet1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74925">
                <text:p>0.5674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8026">
                <text:p>0.908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5766666666667">
                <text:p>0.9257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1223333333333">
                <text:p>0.95122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4633333333333">
                <text:p>0.9546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